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32.3336" calcext:value-type="float">
            <text:p>32.3336</text:p>
          </table:table-cell>
          <table:table-cell/>
          <table:table-cell office:value-type="string" calcext:value-type="string">
            <text:p>f_1</text:p>
          </table:table-cell>
          <table:table-cell table:formula="of:=22.4/(2*PI()*[.B4]^2)*SQRT([.B2]*[.B3]/([.B5]*[.B1]))" office:value-type="float" office:value="216.548172782018" calcext:value-type="float">
            <text:p>216.54817278201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7211" calcext:value-type="float">
            <text:p>117211</text:p>
          </table:table-cell>
          <table:table-cell/>
          <table:table-cell office:value-type="string" calcext:value-type="string">
            <text:p>T_1</text:p>
          </table:table-cell>
          <table:table-cell table:formula="of:=[.E1]^(-1)" office:value-type="float" office:value="0.00461791012666091" calcext:value-type="float">
            <text:p>0.00461791012666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68.6905" calcext:value-type="float">
            <text:p>568.6905</text:p>
          </table:table-cell>
          <table:table-cell/>
          <table:table-cell office:value-type="string" calcext:value-type="string">
            <text:p>b/pi</text:p>
          </table:table-cell>
          <table:table-cell table:formula="of:=2/(T_1*2)" office:value-type="float" office:value="216.548172782018" calcext:value-type="float">
            <text:p>216.5481727820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dt&lt;=</text:p>
          </table:table-cell>
          <table:table-cell table:formula="of:=T_1/10" office:value-type="float" office:value="0.000461791012666091" calcext:value-type="float">
            <text:p>0.000461791012666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table:style-name="ce1" office:value-type="float" office:value="0.00000000894" calcext:value-type="float">
            <text:p>8.94E-09</text:p>
          </table:table-cell>
          <table:table-cell table:number-columns-repeated="3"/>
        </table:table-row>
      </table:table>
      <table:named-expressions>
        <table:named-range table:name="A" table:base-cell-address="$Sheet1.$B$1" table:cell-range-address="$Sheet1.$B$1"/>
        <table:named-range table:name="E" table:base-cell-address="$Sheet1.$B$2" table:cell-range-address="$Sheet1.$B$2"/>
        <table:named-range table:name="f_1" table:base-cell-address="$Sheet1.$E$1" table:cell-range-address="$Sheet1.$E$1"/>
        <table:named-range table:name="I" table:base-cell-address="$Sheet1.$B$3" table:cell-range-address="$Sheet1.$B$3"/>
        <table:named-range table:name="L" table:base-cell-address="$Sheet1.$B$4" table:cell-range-address="$Sheet1.$B$4"/>
        <table:named-range table:name="rho" table:base-cell-address="$Sheet1.$B$5" table:cell-range-address="$Sheet1.$B$5"/>
        <table:named-range table:name="T_1" table:base-cell-address="$Sheet1.$E$2" table:cell-range-address="$Sheet1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2:33:55.393051815</meta:creation-date>
    <dc:date>2019-03-16T04:48:37.466968549</dc:date>
    <meta:editing-duration>PT5H33M31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